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26.39pt"/>
    </style:style>
    <style:style style:name="co3" style:family="table-column">
      <style:table-column-properties fo:break-before="auto" style:column-width="147.26pt"/>
    </style:style>
    <style:style style:name="co4" style:family="table-column">
      <style:table-column-properties fo:break-before="auto" style:column-width="134.05pt"/>
    </style:style>
    <style:style style:name="co5" style:family="table-column">
      <style:table-column-properties fo:break-before="auto" style:column-width="111.09pt"/>
    </style:style>
    <style:style style:name="co6" style:family="table-column">
      <style:table-column-properties fo:break-before="auto" style:column-width="202.79pt"/>
    </style:style>
    <style:style style:name="co7" style:family="table-column">
      <style:table-column-properties fo:break-before="auto" style:column-width="166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nterrupt</text:p>
          </table:table-cell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PN8500</text:p>
          </table:table-cell>
          <table:table-cell table:style-name="ce5" office:value-type="string" calcext:value-type="string">
            <text:p>LW30</text:p>
          </table:table-cell>
          <table:table-cell table:style-name="ce5" office:value-type="string" calcext:value-type="string">
            <text:p>WP2600</text:p>
          </table:table-cell>
          <table:table-cell table:style-name="ce5" office:value-type="string" calcext:value-type="string">
            <office:annotation draw:style-name="gr1" draw:text-style-name="P2" svg:width="376.47pt" svg:height="42.75pt" svg:x="764.08pt" svg:y="23.24pt" draw:caption-point-x="-11.54pt" draw:caption-point-y="-22.96pt">
              <dc:date>2025-01-15T00:00:00</dc:date>
              <text:p text:style-name="P1">This came from https://github.com/kfazz/brother_wp2540ds/blob/master/commands</text:p>
              <text:p text:style-name="P1"><text:tab/>-David Given</text:p>
            </office:annotation>
            <text:p>WP24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ST 0 / 0x00</text:p>
          </table:table-cell>
          <table:table-cell table:style-name="ce4" office:value-type="string" calcext:value-type="string">
            <text:p>(any)</text:p>
          </table:table-cell>
          <table:table-cell table:style-name="ce6" office:value-type="string" calcext:value-type="string">
            <text:p>Hard re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ST 1 / 0x08</text:p>
            <text:p>Keyboard handling</text:p>
            <text:p>A &lt; 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lush keyboard buffer</text:p>
          </table:table-cell>
          <table:table-cell table:number-columns-repeated="2"/>
          <table:table-cell table:style-name="ce6" office:value-type="string" calcext:value-type="string">
            <text:p>Flush keyboard buffe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Looks for pending key in queue?</text:p>
            <text:p>Returns: A = keycode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Wait for key from keyboard</text:p>
            <text:p>Returns: A = keycode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Another poll key?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Get keyboard state bypassing buffer</text:p>
            <text:p>Returns: A = keycode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Something to do with reading key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6"/>
          <table:table-cell/>
          <table:table-cell table:style-name="ce6" office:value-type="string" calcext:value-type="string">
            <text:p>Graphics mode disable?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35" calcext:value-type="float">
            <text:p>35</text:p>
          </table:table-cell>
          <table:table-cell table:style-name="ce6"/>
          <table:table-cell/>
          <table:table-cell table:style-name="ce6" office:value-type="string" calcext:value-type="string">
            <text:p>Copy to video RAM</text:p>
            <text:p>Input: BD = video location</text:p>
            <text:p>    HL = source</text:p>
            <text:p>    C = cou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ST 2 / 0x10</text:p>
            <text:p>Screen handling</text:p>
            <text:p>A &lt; 4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Screen on/off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Set cursor location</text:p>
            <text:p>Input: DE = YX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6" office:value-type="string" calcext:value-type="string">
            <text:p>Cursor on/off</text:p>
            <text:p>Input: B = 0/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et cursor size</text:p>
            <text:p>Input: B = 0/2/3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Moves something if flag for #5 is enabled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Toggles flag for #4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croll screen?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creen on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Graphics mode, maybe?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Clears screen</text:p>
            <text:p>Input: B = 1?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Prints character</text:p>
            <text:p>Input: DE = YX, B = cha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6"/>
          <table:table-cell table:number-columns-repeated="2"/>
          <table:table-cell table:style-name="ce6"/>
          <table:table-cell table:style-name="ce6" office:value-type="string" calcext:value-type="string">
            <text:p>Redraws screen?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4" office:value-type="float" office:value="40" calcext:value-type="float">
            <text:p>40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Copy to video memory</text:p>
            <text:p>Input: BD = video addres, HL = buffer, C = count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float" office:value="41" calcext:value-type="float">
            <text:p>41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Copy from video memory</text:p>
            <text:p>Input: BD = video addres, HL = buffer, C = cou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ST 2 / 0x10</text:p>
            <text:p>A &gt; 128 &amp;&amp; A &lt; 128+14</text:p>
          </table:table-cell>
          <table:table-cell table:style-name="ce4"/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RST 3 / 0x18</text:p>
            <text:p>Memory handling</text:p>
            <text:p>Accesses operate on the memory bank in 0x2058 (at least on the PN8500).</text:p>
            <text:p>A &lt; 1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A := [HL]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 := [BC]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 := [DE]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[HL] := B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[DE] := B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BC := [HL]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memcpy down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memcpy up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[HL] := BC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[HL] := DE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ST 3 / 0x18</text:p>
            <text:p>A &gt;= 128 &amp;&amp; A &lt; 128+16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RST 4 / 0x20</text:p>
            <text:p>I/O</text:p>
            <text:p>Values vary</text:p>
          </table:table-cell>
          <table:table-cell table:style-name="ce4" office:value-type="float" office:value="144" calcext:value-type="float">
            <text:p>144</text:p>
          </table:table-cell>
          <table:table-cell table:style-name="ce6" office:value-type="string" calcext:value-type="string">
            <text:p>Initialise serial por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45" calcext:value-type="float">
            <text:p>145</text:p>
          </table:table-cell>
          <table:table-cell table:style-name="ce6" office:value-type="string" calcext:value-type="string">
            <text:p>Deinitialise serial por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46" calcext:value-type="float">
            <text:p>146</text:p>
          </table:table-cell>
          <table:table-cell table:style-name="ce6" office:value-type="string" calcext:value-type="string">
            <text:p>Send character to serial port</text:p>
            <text:p>Input: D = charac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ST 5 / 0x28</text:p>
            <text:p>Disk system</text:p>
            <text:p>A &lt; 3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Reset FDC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Read sectors</text:p>
            <text:p>Input: hix = destination address</text:p>
            <text:p>    bc = 0-based sector number</text:p>
            <text:p>    de = number of sector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Write sectors (unreliable?)</text:p>
            <text:p>Input: hix = destination address</text:p>
            <text:p>    bc = 0-based sector number</text:p>
            <text:p>    de = number of sector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Format disk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Turn off drive moto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Format disk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ST 6 / 0x30</text:p>
            <text:p>Application control</text:p>
            <text:p>A &lt; 2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Reset system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Go to main menu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5" calcext:value-type="float">
            <text:p>5</text:p>
          </table:table-cell>
          <table:table-cell table:number-columns-repeated="4"/>
          <table:table-cell table:style-name="ce6" office:value-type="string" calcext:value-type="string">
            <text:p>Gets pointer to screen thing?</text:p>
            <text:p>Inputs: B = 0 gets the bottom menu ba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ST 6 / 0x30</text:p>
            <text:p>A &gt;= 128 &amp;&amp; A &lt; 128+43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1" table:number-rows-repeated="952">
          <table:table-cell table:style-name="ce2"/>
          <table:table-cell table:style-name="ce4"/>
          <table:table-cell table:number-columns-repeated="1022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" meta:object-count="0"/>
    <meta:generator>LibreOfficeDev/6.0.5.2$Linux_X86_64 LibreOffice_project/</meta:generator>
  </office:meta>
</office:document-meta>
</file>